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6.16pt" svg:y="303.96pt">
            <draw:object draw:notify-on-update-of-ranges="Sheet1.A4:Sheet1.A23 Sheet1.J4:Sheet1.J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.8pt" svg:y="578.81pt">
            <draw:object draw:notify-on-update-of-ranges="Sheet1.A4:Sheet1.A23 Sheet1.K4:Sheet1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.76pt" svg:y="845.6pt">
            <draw:object draw:notify-on-update-of-ranges="Sheet1.A4:Sheet1.A23 Sheet1.L4:Sheet1.L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.4pt" svg:y="1115.09pt">
            <draw:object draw:notify-on-update-of-ranges="Sheet1.A4:Sheet1.A23 Sheet1.M4:Sheet1.M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0.69pt" svg:y="1383.87pt">
            <draw:object draw:notify-on-update-of-ranges="Sheet1.A4:Sheet1.A23 Sheet1.N4:Sheet1.N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.35pt" svg:y="1649.31pt">
            <draw:object draw:notify-on-update-of-ranges="Sheet1.A4:Sheet1.A23 Sheet1.O4:Sheet1.O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042.87pt" svg:y="310pt">
            <draw:object draw:notify-on-update-of-ranges="Sheet1.Q4:Sheet1.Q23 Sheet1.R4:Sheet1.R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539.89pt" svg:y="310.03pt">
            <draw:object draw:notify-on-update-of-ranges="Sheet1.Y4:Sheet1.Y23 Sheet1.AA4:Sheet1.AA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Last Bump Triggered</text:p>
          </table:table-cell>
          <table:table-cell table:number-columns-repeated="7"/>
          <table:table-cell office:value-type="string" calcext:value-type="string">
            <text:p>Actual Shift Time</text:p>
          </table:table-cell>
          <table:table-cell table:number-columns-repeated="7"/>
          <table:table-cell office:value-type="string" calcext:value-type="string">
            <text:p>Current Median</text:p>
          </table:table-cell>
          <table:table-cell table:number-columns-repeated="7"/>
          <table:table-cell office:value-type="string" calcext:value-type="string">
            <text:p>Shift Time With Modified Current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Last Bump</text:p>
          </table:table-cell>
          <table:table-cell office:value-type="string" calcext:value-type="string">
            <text:p>Shift Time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[.B4]-301.02" office:value-type="float" office:value="-301.02" calcext:value-type="float">
            <text:p>-301.02</text:p>
          </table:table-cell>
          <table:table-cell table:formula="of:=[.C4]-301.02" office:value-type="float" office:value="-301.02" calcext:value-type="float">
            <text:p>-301.02</text:p>
          </table:table-cell>
          <table:table-cell table:formula="of:=[.D4]-301.02" office:value-type="float" office:value="-301.02" calcext:value-type="float">
            <text:p>-301.02</text:p>
          </table:table-cell>
          <table:table-cell table:formula="of:=[.E4]-301.02" office:value-type="float" office:value="-301.02" calcext:value-type="float">
            <text:p>-301.02</text:p>
          </table:table-cell>
          <table:table-cell table:formula="of:=[.F4]-301.02" office:value-type="float" office:value="-301.02" calcext:value-type="float">
            <text:p>-301.02</text:p>
          </table:table-cell>
          <table:table-cell table:formula="of:=[.G4]-301.02" office:value-type="float" office:value="-301.02" calcext:value-type="float">
            <text:p>-301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4.781218" calcext:value-type="float">
            <text:p>14.7812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Z4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62.42" calcext:value-type="float">
            <text:p>1362.42</text:p>
          </table:table-cell>
          <table:table-cell office:value-type="float" office:value="1513.06" calcext:value-type="float">
            <text:p>1513.06</text:p>
          </table:table-cell>
          <table:table-cell office:value-type="float" office:value="1513.86" calcext:value-type="float">
            <text:p>1513.86</text:p>
          </table:table-cell>
          <table:table-cell office:value-type="float" office:value="1514.9" calcext:value-type="float">
            <text:p>1514.9</text:p>
          </table:table-cell>
          <table:table-cell office:value-type="float" office:value="1516.01" calcext:value-type="float">
            <text:p>1516.01</text:p>
          </table:table-cell>
          <table:table-cell office:value-type="float" office:value="1517.54" calcext:value-type="float">
            <text:p>1517.54</text:p>
          </table:table-cell>
          <table:table-cell table:number-columns-repeated="2"/>
          <table:table-cell table:formula="of:=[.B5]-301.02" office:value-type="float" office:value="1061.4" calcext:value-type="float">
            <text:p>1061.4</text:p>
          </table:table-cell>
          <table:table-cell table:formula="of:=[.C5]-301.02" office:value-type="float" office:value="1212.04" calcext:value-type="float">
            <text:p>1212.04</text:p>
          </table:table-cell>
          <table:table-cell table:formula="of:=[.D5]-301.02" office:value-type="float" office:value="1212.84" calcext:value-type="float">
            <text:p>1212.84</text:p>
          </table:table-cell>
          <table:table-cell table:formula="of:=[.E5]-301.02" office:value-type="float" office:value="1213.88" calcext:value-type="float">
            <text:p>1213.88</text:p>
          </table:table-cell>
          <table:table-cell table:formula="of:=[.F5]-301.02" office:value-type="float" office:value="1214.99" calcext:value-type="float">
            <text:p>1214.99</text:p>
          </table:table-cell>
          <table:table-cell table:formula="of:=[.G5]-301.02" office:value-type="float" office:value="1216.52" calcext:value-type="float">
            <text:p>1216.5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6" office:value-type="float" office:value="14.849536" calcext:value-type="float">
            <text:p>14.849536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table:formula="of:=[.Z5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6.38" calcext:value-type="float">
            <text:p>1096.38</text:p>
          </table:table-cell>
          <table:table-cell office:value-type="float" office:value="1096.89" calcext:value-type="float">
            <text:p>1096.89</text:p>
          </table:table-cell>
          <table:table-cell office:value-type="float" office:value="1097.73" calcext:value-type="float">
            <text:p>1097.73</text:p>
          </table:table-cell>
          <table:table-cell office:value-type="float" office:value="1098.67" calcext:value-type="float">
            <text:p>1098.67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1101.21" calcext:value-type="float">
            <text:p>1101.21</text:p>
          </table:table-cell>
          <table:table-cell table:number-columns-repeated="2"/>
          <table:table-cell table:formula="of:=[.B6]-301.02" office:value-type="float" office:value="795.36" calcext:value-type="float">
            <text:p>795.36</text:p>
          </table:table-cell>
          <table:table-cell table:formula="of:=[.C6]-301.02" office:value-type="float" office:value="795.87" calcext:value-type="float">
            <text:p>795.87</text:p>
          </table:table-cell>
          <table:table-cell table:formula="of:=[.D6]-301.02" office:value-type="float" office:value="796.71" calcext:value-type="float">
            <text:p>796.71</text:p>
          </table:table-cell>
          <table:table-cell table:formula="of:=[.E6]-301.02" office:value-type="float" office:value="797.65" calcext:value-type="float">
            <text:p>797.65</text:p>
          </table:table-cell>
          <table:table-cell table:formula="of:=[.F6]-301.02" office:value-type="float" office:value="798.73" calcext:value-type="float">
            <text:p>798.73</text:p>
          </table:table-cell>
          <table:table-cell table:formula="of:=[.G6]-301.02" office:value-type="float" office:value="800.19" calcext:value-type="float">
            <text:p>800.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14.918195" calcext:value-type="float">
            <text:p>14.918195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formula="of:=[.Z6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float" office:value="922.54" calcext:value-type="float">
            <text:p>922.54</text:p>
          </table:table-cell>
          <table:table-cell office:value-type="float" office:value="976.68" calcext:value-type="float">
            <text:p>976.68</text:p>
          </table:table-cell>
          <table:table-cell office:value-type="float" office:value="1085.37" calcext:value-type="float">
            <text:p>1085.37</text:p>
          </table:table-cell>
          <table:table-cell office:value-type="float" office:value="1086.36" calcext:value-type="float">
            <text:p>1086.36</text:p>
          </table:table-cell>
          <table:table-cell office:value-type="float" office:value="1087.59" calcext:value-type="float">
            <text:p>1087.59</text:p>
          </table:table-cell>
          <table:table-cell table:number-columns-repeated="2"/>
          <table:table-cell table:formula="of:=[.B7]-301.02" office:value-type="float" office:value="-301.02" calcext:value-type="float">
            <text:p>-301.02</text:p>
          </table:table-cell>
          <table:table-cell table:formula="of:=[.C7]-301.02" office:value-type="float" office:value="621.52" calcext:value-type="float">
            <text:p>621.52</text:p>
          </table:table-cell>
          <table:table-cell table:formula="of:=[.D7]-301.02" office:value-type="float" office:value="675.66" calcext:value-type="float">
            <text:p>675.66</text:p>
          </table:table-cell>
          <table:table-cell table:formula="of:=[.E7]-301.02" office:value-type="float" office:value="784.35" calcext:value-type="float">
            <text:p>784.35</text:p>
          </table:table-cell>
          <table:table-cell table:formula="of:=[.F7]-301.02" office:value-type="float" office:value="785.34" calcext:value-type="float">
            <text:p>785.34</text:p>
          </table:table-cell>
          <table:table-cell table:formula="of:=[.G7]-301.02" office:value-type="float" office:value="786.57" calcext:value-type="float">
            <text:p>786.57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6" office:value-type="float" office:value="15.053017" calcext:value-type="float">
            <text:p>15.053017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table:formula="of:=[.Z7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23.92" calcext:value-type="float">
            <text:p>823.92</text:p>
          </table:table-cell>
          <table:table-cell office:value-type="float" office:value="0" calcext:value-type="float">
            <text:p>0</text:p>
          </table:table-cell>
          <table:table-cell office:value-type="float" office:value="1047.03" calcext:value-type="float">
            <text:p>1047.03</text:p>
          </table:table-cell>
          <table:table-cell office:value-type="float" office:value="1048.05" calcext:value-type="float">
            <text:p>1048.05</text:p>
          </table:table-cell>
          <table:table-cell office:value-type="float" office:value="1049.27" calcext:value-type="float">
            <text:p>1049.27</text:p>
          </table:table-cell>
          <table:table-cell table:number-columns-repeated="2"/>
          <table:table-cell table:formula="of:=[.B8]-301.02" office:value-type="float" office:value="-301.02" calcext:value-type="float">
            <text:p>-301.02</text:p>
          </table:table-cell>
          <table:table-cell table:formula="of:=[.C8]-301.02" office:value-type="float" office:value="522.9" calcext:value-type="float">
            <text:p>522.9</text:p>
          </table:table-cell>
          <table:table-cell table:formula="of:=[.D8]-301.02" office:value-type="float" office:value="-301.02" calcext:value-type="float">
            <text:p>-301.02</text:p>
          </table:table-cell>
          <table:table-cell table:formula="of:=[.E8]-301.02" office:value-type="float" office:value="746.01" calcext:value-type="float">
            <text:p>746.01</text:p>
          </table:table-cell>
          <table:table-cell table:formula="of:=[.F8]-301.02" office:value-type="float" office:value="747.03" calcext:value-type="float">
            <text:p>747.03</text:p>
          </table:table-cell>
          <table:table-cell table:formula="of:=[.G8]-301.02" office:value-type="float" office:value="748.25" calcext:value-type="float">
            <text:p>748.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15.125001" calcext:value-type="float">
            <text:p>15.125001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formula="of:=[.Z8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office:value-type="float" office:value="795.93" calcext:value-type="float">
            <text:p>795.93</text:p>
          </table:table-cell>
          <table:table-cell office:value-type="float" office:value="796.59" calcext:value-type="float">
            <text:p>796.59</text:p>
          </table:table-cell>
          <table:table-cell office:value-type="float" office:value="1015.86" calcext:value-type="float">
            <text:p>1015.86</text:p>
          </table:table-cell>
          <table:table-cell office:value-type="float" office:value="1016.94" calcext:value-type="float">
            <text:p>1016.94</text:p>
          </table:table-cell>
          <table:table-cell office:value-type="float" office:value="1018.11" calcext:value-type="float">
            <text:p>1018.11</text:p>
          </table:table-cell>
          <table:table-cell table:number-columns-repeated="2"/>
          <table:table-cell table:formula="of:=[.B9]-301.02" office:value-type="float" office:value="-301.02" calcext:value-type="float">
            <text:p>-301.02</text:p>
          </table:table-cell>
          <table:table-cell table:formula="of:=[.C9]-301.02" office:value-type="float" office:value="494.91" calcext:value-type="float">
            <text:p>494.91</text:p>
          </table:table-cell>
          <table:table-cell table:formula="of:=[.D9]-301.02" office:value-type="float" office:value="495.57" calcext:value-type="float">
            <text:p>495.57</text:p>
          </table:table-cell>
          <table:table-cell table:formula="of:=[.E9]-301.02" office:value-type="float" office:value="714.84" calcext:value-type="float">
            <text:p>714.84</text:p>
          </table:table-cell>
          <table:table-cell table:formula="of:=[.F9]-301.02" office:value-type="float" office:value="715.92" calcext:value-type="float">
            <text:p>715.92</text:p>
          </table:table-cell>
          <table:table-cell table:formula="of:=[.G9]-301.02" office:value-type="float" office:value="717.09" calcext:value-type="float">
            <text:p>717.09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6" office:value-type="float" office:value="15.198442" calcext:value-type="float">
            <text:p>15.198442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formula="of:=[.Z9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77.87" calcext:value-type="float">
            <text:p>777.87</text:p>
          </table:table-cell>
          <table:table-cell office:value-type="float" office:value="803.25" calcext:value-type="float">
            <text:p>803.25</text:p>
          </table:table-cell>
          <table:table-cell office:value-type="float" office:value="982.97" calcext:value-type="float">
            <text:p>982.97</text:p>
          </table:table-cell>
          <table:table-cell office:value-type="float" office:value="983.95" calcext:value-type="float">
            <text:p>983.95</text:p>
          </table:table-cell>
          <table:table-cell office:value-type="float" office:value="985.04" calcext:value-type="float">
            <text:p>985.04</text:p>
          </table:table-cell>
          <table:table-cell table:number-columns-repeated="2"/>
          <table:table-cell table:formula="of:=[.B10]-301.02" office:value-type="float" office:value="-301.02" calcext:value-type="float">
            <text:p>-301.02</text:p>
          </table:table-cell>
          <table:table-cell table:formula="of:=[.C10]-301.02" office:value-type="float" office:value="476.85" calcext:value-type="float">
            <text:p>476.85</text:p>
          </table:table-cell>
          <table:table-cell table:formula="of:=[.D10]-301.02" office:value-type="float" office:value="502.23" calcext:value-type="float">
            <text:p>502.23</text:p>
          </table:table-cell>
          <table:table-cell table:formula="of:=[.E10]-301.02" office:value-type="float" office:value="681.95" calcext:value-type="float">
            <text:p>681.95</text:p>
          </table:table-cell>
          <table:table-cell table:formula="of:=[.F10]-301.02" office:value-type="float" office:value="682.93" calcext:value-type="float">
            <text:p>682.93</text:p>
          </table:table-cell>
          <table:table-cell table:formula="of:=[.G10]-301.02" office:value-type="float" office:value="684.02" calcext:value-type="float">
            <text:p>684.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15.274589" calcext:value-type="float">
            <text:p>15.274589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formula="of:=[.Z10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.71" calcext:value-type="float">
            <text:p>800.71</text:p>
          </table:table-cell>
          <table:table-cell office:value-type="float" office:value="929.02" calcext:value-type="float">
            <text:p>929.02</text:p>
          </table:table-cell>
          <table:table-cell office:value-type="float" office:value="929.94" calcext:value-type="float">
            <text:p>929.94</text:p>
          </table:table-cell>
          <table:table-cell office:value-type="float" office:value="931.01" calcext:value-type="float">
            <text:p>931.01</text:p>
          </table:table-cell>
          <table:table-cell table:number-columns-repeated="2"/>
          <table:table-cell table:formula="of:=[.B11]-301.02" office:value-type="float" office:value="-301.02" calcext:value-type="float">
            <text:p>-301.02</text:p>
          </table:table-cell>
          <table:table-cell table:formula="of:=[.C11]-301.02" office:value-type="float" office:value="-301.02" calcext:value-type="float">
            <text:p>-301.02</text:p>
          </table:table-cell>
          <table:table-cell table:formula="of:=[.D11]-301.02" office:value-type="float" office:value="499.69" calcext:value-type="float">
            <text:p>499.69</text:p>
          </table:table-cell>
          <table:table-cell table:formula="of:=[.E11]-301.02" office:value-type="float" office:value="628" calcext:value-type="float">
            <text:p>628</text:p>
          </table:table-cell>
          <table:table-cell table:formula="of:=[.F11]-301.02" office:value-type="float" office:value="628.92" calcext:value-type="float">
            <text:p>628.92</text:p>
          </table:table-cell>
          <table:table-cell table:formula="of:=[.G11]-301.02" office:value-type="float" office:value="629.99" calcext:value-type="float">
            <text:p>629.99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6" office:value-type="float" office:value="15.350525" calcext:value-type="float">
            <text:p>15.350525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table:formula="of:=[.Z11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58.53" calcext:value-type="float">
            <text:p>758.53</text:p>
          </table:table-cell>
          <table:table-cell office:value-type="float" office:value="773.6" calcext:value-type="float">
            <text:p>773.6</text:p>
          </table:table-cell>
          <table:table-cell office:value-type="float" office:value="826.16" calcext:value-type="float">
            <text:p>826.16</text:p>
          </table:table-cell>
          <table:table-cell office:value-type="float" office:value="973.69" calcext:value-type="float">
            <text:p>973.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]-301.02" office:value-type="float" office:value="-301.02" calcext:value-type="float">
            <text:p>-301.02</text:p>
          </table:table-cell>
          <table:table-cell table:formula="of:=[.C12]-301.02" office:value-type="float" office:value="457.51" calcext:value-type="float">
            <text:p>457.51</text:p>
          </table:table-cell>
          <table:table-cell table:formula="of:=[.D12]-301.02" office:value-type="float" office:value="472.58" calcext:value-type="float">
            <text:p>472.58</text:p>
          </table:table-cell>
          <table:table-cell table:formula="of:=[.E12]-301.02" office:value-type="float" office:value="525.14" calcext:value-type="float">
            <text:p>525.14</text:p>
          </table:table-cell>
          <table:table-cell table:formula="of:=[.F12]-301.02" office:value-type="float" office:value="672.67" calcext:value-type="float">
            <text:p>672.67</text:p>
          </table:table-cell>
          <table:table-cell table:formula="of:=[.G12]-301.02" office:value-type="float" office:value="-301.02" calcext:value-type="float">
            <text:p>-301.0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15.428283" calcext:value-type="float">
            <text:p>15.428283</text:p>
          </table:table-cell>
          <table:table-cell/>
          <table:table-cell office:value-type="float" office:value="14.72" calcext:value-type="float">
            <text:p>14.72</text:p>
          </table:table-cell>
          <table:table-cell office:value-type="float" office:value="0" calcext:value-type="float">
            <text:p>0</text:p>
          </table:table-cell>
          <table:table-cell table:formula="of:=[.Z12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781.13" calcext:value-type="float">
            <text:p>781.13</text:p>
          </table:table-cell>
          <table:table-cell office:value-type="float" office:value="781.91" calcext:value-type="float">
            <text:p>781.91</text:p>
          </table:table-cell>
          <table:table-cell office:value-type="float" office:value="978.93" calcext:value-type="float">
            <text:p>978.93</text:p>
          </table:table-cell>
          <table:table-cell office:value-type="float" office:value="980.13" calcext:value-type="float">
            <text:p>980.13</text:p>
          </table:table-cell>
          <table:table-cell table:number-columns-repeated="2"/>
          <table:table-cell table:formula="of:=[.B13]-301.02" office:value-type="float" office:value="-301.02" calcext:value-type="float">
            <text:p>-301.02</text:p>
          </table:table-cell>
          <table:table-cell table:formula="of:=[.C13]-301.02" office:value-type="float" office:value="-301.02" calcext:value-type="float">
            <text:p>-301.02</text:p>
          </table:table-cell>
          <table:table-cell table:formula="of:=[.D13]-301.02" office:value-type="float" office:value="480.11" calcext:value-type="float">
            <text:p>480.11</text:p>
          </table:table-cell>
          <table:table-cell table:formula="of:=[.E13]-301.02" office:value-type="float" office:value="480.89" calcext:value-type="float">
            <text:p>480.89</text:p>
          </table:table-cell>
          <table:table-cell table:formula="of:=[.F13]-301.02" office:value-type="float" office:value="677.91" calcext:value-type="float">
            <text:p>677.91</text:p>
          </table:table-cell>
          <table:table-cell table:formula="of:=[.G13]-301.02" office:value-type="float" office:value="679.11" calcext:value-type="float">
            <text:p>679.11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6" office:value-type="float" office:value="15.517125" calcext:value-type="float">
            <text:p>15.517125</text:p>
          </table:table-cell>
          <table:table-cell/>
          <table:table-cell office:value-type="float" office:value="14.74" calcext:value-type="float">
            <text:p>14.74</text:p>
          </table:table-cell>
          <table:table-cell office:value-type="float" office:value="0" calcext:value-type="float">
            <text:p>0</text:p>
          </table:table-cell>
          <table:table-cell table:formula="of:=[.Z13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44.69" calcext:value-type="float">
            <text:p>744.69</text:p>
          </table:table-cell>
          <table:table-cell office:value-type="float" office:value="745.81" calcext:value-type="float">
            <text:p>745.81</text:p>
          </table:table-cell>
          <table:table-cell office:value-type="float" office:value="771.43" calcext:value-type="float">
            <text:p>771.43</text:p>
          </table:table-cell>
          <table:table-cell office:value-type="float" office:value="938.74" calcext:value-type="float">
            <text:p>938.74</text:p>
          </table:table-cell>
          <table:table-cell table:number-columns-repeated="2"/>
          <table:table-cell table:formula="of:=[.B14]-301.02" office:value-type="float" office:value="-301.02" calcext:value-type="float">
            <text:p>-301.02</text:p>
          </table:table-cell>
          <table:table-cell table:formula="of:=[.C14]-301.02" office:value-type="float" office:value="-301.02" calcext:value-type="float">
            <text:p>-301.02</text:p>
          </table:table-cell>
          <table:table-cell table:formula="of:=[.D14]-301.02" office:value-type="float" office:value="443.67" calcext:value-type="float">
            <text:p>443.67</text:p>
          </table:table-cell>
          <table:table-cell table:formula="of:=[.E14]-301.02" office:value-type="float" office:value="444.79" calcext:value-type="float">
            <text:p>444.79</text:p>
          </table:table-cell>
          <table:table-cell table:formula="of:=[.F14]-301.02" office:value-type="float" office:value="470.41" calcext:value-type="float">
            <text:p>470.41</text:p>
          </table:table-cell>
          <table:table-cell table:formula="of:=[.G14]-301.02" office:value-type="float" office:value="637.72" calcext:value-type="float">
            <text:p>637.7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15.587891" calcext:value-type="float">
            <text:p>15.587891</text:p>
          </table:table-cell>
          <table:table-cell/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table:formula="of:=[.Z14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42.72" calcext:value-type="float">
            <text:p>742.72</text:p>
          </table:table-cell>
          <table:table-cell office:value-type="float" office:value="743.61" calcext:value-type="float">
            <text:p>743.61</text:p>
          </table:table-cell>
          <table:table-cell office:value-type="float" office:value="808.26" calcext:value-type="float">
            <text:p>808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5]-301.02" office:value-type="float" office:value="-301.02" calcext:value-type="float">
            <text:p>-301.02</text:p>
          </table:table-cell>
          <table:table-cell table:formula="of:=[.C15]-301.02" office:value-type="float" office:value="-301.02" calcext:value-type="float">
            <text:p>-301.02</text:p>
          </table:table-cell>
          <table:table-cell table:formula="of:=[.D15]-301.02" office:value-type="float" office:value="441.7" calcext:value-type="float">
            <text:p>441.7</text:p>
          </table:table-cell>
          <table:table-cell table:formula="of:=[.E15]-301.02" office:value-type="float" office:value="442.59" calcext:value-type="float">
            <text:p>442.59</text:p>
          </table:table-cell>
          <table:table-cell table:formula="of:=[.F15]-301.02" office:value-type="float" office:value="507.24" calcext:value-type="float">
            <text:p>507.24</text:p>
          </table:table-cell>
          <table:table-cell table:formula="of:=[.G15]-301.02" office:value-type="float" office:value="-301.02" calcext:value-type="float">
            <text:p>-301.02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6" office:value-type="float" office:value="15.669822" calcext:value-type="float">
            <text:p>15.669822</text:p>
          </table:table-cell>
          <table:table-cell/>
          <table:table-cell office:value-type="float" office:value="14.77" calcext:value-type="float">
            <text:p>14.77</text:p>
          </table:table-cell>
          <table:table-cell office:value-type="float" office:value="0" calcext:value-type="float">
            <text:p>0</text:p>
          </table:table-cell>
          <table:table-cell table:formula="of:=[.Z15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7.58" calcext:value-type="float">
            <text:p>737.58</text:p>
          </table:table-cell>
          <table:table-cell office:value-type="float" office:value="738.53" calcext:value-type="float">
            <text:p>738.53</text:p>
          </table:table-cell>
          <table:table-cell office:value-type="float" office:value="0" calcext:value-type="float">
            <text:p>0</text:p>
          </table:table-cell>
          <table:table-cell office:value-type="float" office:value="933.31" calcext:value-type="float">
            <text:p>933.31</text:p>
          </table:table-cell>
          <table:table-cell table:number-columns-repeated="2"/>
          <table:table-cell table:formula="of:=[.B16]-301.02" office:value-type="float" office:value="-301.02" calcext:value-type="float">
            <text:p>-301.02</text:p>
          </table:table-cell>
          <table:table-cell table:formula="of:=[.C16]-301.02" office:value-type="float" office:value="-301.02" calcext:value-type="float">
            <text:p>-301.02</text:p>
          </table:table-cell>
          <table:table-cell table:formula="of:=[.D16]-301.02" office:value-type="float" office:value="436.56" calcext:value-type="float">
            <text:p>436.56</text:p>
          </table:table-cell>
          <table:table-cell table:formula="of:=[.E16]-301.02" office:value-type="float" office:value="437.51" calcext:value-type="float">
            <text:p>437.51</text:p>
          </table:table-cell>
          <table:table-cell table:formula="of:=[.F16]-301.02" office:value-type="float" office:value="-301.02" calcext:value-type="float">
            <text:p>-301.02</text:p>
          </table:table-cell>
          <table:table-cell table:formula="of:=[.G16]-301.02" office:value-type="float" office:value="632.29" calcext:value-type="float">
            <text:p>632.2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15.755653" calcext:value-type="float">
            <text:p>15.755653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1276.81" calcext:value-type="float">
            <text:p>1276.81</text:p>
          </table:table-cell>
          <table:table-cell table:formula="of:=[.Z16]-301.02" office:value-type="float" office:value="975.79" calcext:value-type="float">
            <text:p>975.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49.37" calcext:value-type="float">
            <text:p>749.37</text:p>
          </table:table-cell>
          <table:table-cell office:value-type="float" office:value="749.96" calcext:value-type="float">
            <text:p>749.96</text:p>
          </table:table-cell>
          <table:table-cell office:value-type="float" office:value="849.68" calcext:value-type="float">
            <text:p>849.68</text:p>
          </table:table-cell>
          <table:table-cell table:number-columns-repeated="2"/>
          <table:table-cell table:formula="of:=[.B17]-301.02" office:value-type="float" office:value="-301.02" calcext:value-type="float">
            <text:p>-301.02</text:p>
          </table:table-cell>
          <table:table-cell table:formula="of:=[.C17]-301.02" office:value-type="float" office:value="-301.02" calcext:value-type="float">
            <text:p>-301.02</text:p>
          </table:table-cell>
          <table:table-cell table:formula="of:=[.D17]-301.02" office:value-type="float" office:value="-301.02" calcext:value-type="float">
            <text:p>-301.02</text:p>
          </table:table-cell>
          <table:table-cell table:formula="of:=[.E17]-301.02" office:value-type="float" office:value="448.35" calcext:value-type="float">
            <text:p>448.35</text:p>
          </table:table-cell>
          <table:table-cell table:formula="of:=[.F17]-301.02" office:value-type="float" office:value="448.94" calcext:value-type="float">
            <text:p>448.94</text:p>
          </table:table-cell>
          <table:table-cell table:formula="of:=[.G17]-301.02" office:value-type="float" office:value="548.66" calcext:value-type="float">
            <text:p>548.66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6" office:value-type="float" office:value="15.838387" calcext:value-type="float">
            <text:p>15.838387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205.35" calcext:value-type="float">
            <text:p>1205.35</text:p>
          </table:table-cell>
          <table:table-cell table:formula="of:=[.Z17]-301.02" office:value-type="float" office:value="904.33" calcext:value-type="float">
            <text:p>904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14.19" calcext:value-type="float">
            <text:p>714.19</text:p>
          </table:table-cell>
          <table:table-cell office:value-type="float" office:value="716.46" calcext:value-type="float">
            <text:p>716.46</text:p>
          </table:table-cell>
          <table:table-cell office:value-type="float" office:value="0" calcext:value-type="float">
            <text:p>0</text:p>
          </table:table-cell>
          <table:table-cell office:value-type="float" office:value="883.01" calcext:value-type="float">
            <text:p>883.01</text:p>
          </table:table-cell>
          <table:table-cell table:number-columns-repeated="2"/>
          <table:table-cell table:formula="of:=[.B18]-301.02" office:value-type="float" office:value="-301.02" calcext:value-type="float">
            <text:p>-301.02</text:p>
          </table:table-cell>
          <table:table-cell table:formula="of:=[.C18]-301.02" office:value-type="float" office:value="-301.02" calcext:value-type="float">
            <text:p>-301.02</text:p>
          </table:table-cell>
          <table:table-cell table:formula="of:=[.D18]-301.02" office:value-type="float" office:value="413.17" calcext:value-type="float">
            <text:p>413.17</text:p>
          </table:table-cell>
          <table:table-cell table:formula="of:=[.E18]-301.02" office:value-type="float" office:value="415.44" calcext:value-type="float">
            <text:p>415.44</text:p>
          </table:table-cell>
          <table:table-cell table:formula="of:=[.F18]-301.02" office:value-type="float" office:value="-301.02" calcext:value-type="float">
            <text:p>-301.02</text:p>
          </table:table-cell>
          <table:table-cell table:formula="of:=[.G18]-301.02" office:value-type="float" office:value="581.99" calcext:value-type="float">
            <text:p>581.9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15.926873" calcext:value-type="float">
            <text:p>15.926873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1272.27" calcext:value-type="float">
            <text:p>1272.27</text:p>
          </table:table-cell>
          <table:table-cell table:formula="of:=[.Z18]-301.02" office:value-type="float" office:value="971.25" calcext:value-type="float">
            <text:p>971.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0.47" calcext:value-type="float">
            <text:p>730.47</text:p>
          </table:table-cell>
          <table:table-cell office:value-type="float" office:value="732.25" calcext:value-type="float">
            <text:p>732.25</text:p>
          </table:table-cell>
          <table:table-cell office:value-type="float" office:value="809.85" calcext:value-type="float">
            <text:p>809.85</text:p>
          </table:table-cell>
          <table:table-cell table:number-columns-repeated="2"/>
          <table:table-cell table:formula="of:=[.B19]-301.02" office:value-type="float" office:value="-301.02" calcext:value-type="float">
            <text:p>-301.02</text:p>
          </table:table-cell>
          <table:table-cell table:formula="of:=[.C19]-301.02" office:value-type="float" office:value="-301.02" calcext:value-type="float">
            <text:p>-301.02</text:p>
          </table:table-cell>
          <table:table-cell table:formula="of:=[.D19]-301.02" office:value-type="float" office:value="-301.02" calcext:value-type="float">
            <text:p>-301.02</text:p>
          </table:table-cell>
          <table:table-cell table:formula="of:=[.E19]-301.02" office:value-type="float" office:value="429.45" calcext:value-type="float">
            <text:p>429.45</text:p>
          </table:table-cell>
          <table:table-cell table:formula="of:=[.F19]-301.02" office:value-type="float" office:value="431.23" calcext:value-type="float">
            <text:p>431.23</text:p>
          </table:table-cell>
          <table:table-cell table:formula="of:=[.G19]-301.02" office:value-type="float" office:value="508.83" calcext:value-type="float">
            <text:p>508.8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6" office:value-type="float" office:value="16.014823" calcext:value-type="float">
            <text:p>16.014823</text:p>
          </table:table-cell>
          <table:table-cell/>
          <table:table-cell office:value-type="float" office:value="14.84" calcext:value-type="float">
            <text:p>14.84</text:p>
          </table:table-cell>
          <table:table-cell office:value-type="float" office:value="1215.83" calcext:value-type="float">
            <text:p>1215.83</text:p>
          </table:table-cell>
          <table:table-cell table:formula="of:=[.Z19]-301.02" office:value-type="float" office:value="914.81" calcext:value-type="float">
            <text:p>914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8.71" calcext:value-type="float">
            <text:p>718.71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2.05" calcext:value-type="float">
            <text:p>722.05</text:p>
          </table:table-cell>
          <table:table-cell office:value-type="float" office:value="784.55" calcext:value-type="float">
            <text:p>784.55</text:p>
          </table:table-cell>
          <table:table-cell table:number-columns-repeated="2"/>
          <table:table-cell table:formula="of:=[.B20]-301.02" office:value-type="float" office:value="-301.02" calcext:value-type="float">
            <text:p>-301.02</text:p>
          </table:table-cell>
          <table:table-cell table:formula="of:=[.C20]-301.02" office:value-type="float" office:value="-301.02" calcext:value-type="float">
            <text:p>-301.02</text:p>
          </table:table-cell>
          <table:table-cell table:formula="of:=[.D20]-301.02" office:value-type="float" office:value="417.69" calcext:value-type="float">
            <text:p>417.69</text:p>
          </table:table-cell>
          <table:table-cell table:formula="of:=[.E20]-301.02" office:value-type="float" office:value="419.2" calcext:value-type="float">
            <text:p>419.2</text:p>
          </table:table-cell>
          <table:table-cell table:formula="of:=[.F20]-301.02" office:value-type="float" office:value="421.03" calcext:value-type="float">
            <text:p>421.03</text:p>
          </table:table-cell>
          <table:table-cell table:formula="of:=[.G20]-301.02" office:value-type="float" office:value="483.53" calcext:value-type="float">
            <text:p>483.5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16.105032" calcext:value-type="float">
            <text:p>16.105032</text:p>
          </table:table-cell>
          <table:table-cell/>
          <table:table-cell office:value-type="float" office:value="14.86" calcext:value-type="float">
            <text:p>14.86</text:p>
          </table:table-cell>
          <table:table-cell office:value-type="float" office:value="1171.19" calcext:value-type="float">
            <text:p>1171.19</text:p>
          </table:table-cell>
          <table:table-cell table:formula="of:=[.Z20]-301.02" office:value-type="float" office:value="870.17" calcext:value-type="float">
            <text:p>870.1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748.29" calcext:value-type="float">
            <text:p>748.29</text:p>
          </table:table-cell>
          <table:table-cell table:number-columns-repeated="2"/>
          <table:table-cell table:formula="of:=[.B21]-301.02" office:value-type="float" office:value="-301.02" calcext:value-type="float">
            <text:p>-301.02</text:p>
          </table:table-cell>
          <table:table-cell table:formula="of:=[.C21]-301.02" office:value-type="float" office:value="-301.02" calcext:value-type="float">
            <text:p>-301.02</text:p>
          </table:table-cell>
          <table:table-cell table:formula="of:=[.D21]-301.02" office:value-type="float" office:value="-301.02" calcext:value-type="float">
            <text:p>-301.02</text:p>
          </table:table-cell>
          <table:table-cell table:formula="of:=[.E21]-301.02" office:value-type="float" office:value="-301.02" calcext:value-type="float">
            <text:p>-301.02</text:p>
          </table:table-cell>
          <table:table-cell table:formula="of:=[.F21]-301.02" office:value-type="float" office:value="-301.02" calcext:value-type="float">
            <text:p>-301.02</text:p>
          </table:table-cell>
          <table:table-cell table:formula="of:=[.G21]-301.02" office:value-type="float" office:value="447.27" calcext:value-type="float">
            <text:p>447.27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6" office:value-type="float" office:value="16.198977" calcext:value-type="float">
            <text:p>16.198977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float" office:value="1134.23" calcext:value-type="float">
            <text:p>1134.23</text:p>
          </table:table-cell>
          <table:table-cell table:formula="of:=[.Z21]-301.02" office:value-type="float" office:value="833.21" calcext:value-type="float">
            <text:p>833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745.24" calcext:value-type="float">
            <text:p>745.24</text:p>
          </table:table-cell>
          <table:table-cell table:number-columns-repeated="2"/>
          <table:table-cell table:formula="of:=[.B22]-301.02" office:value-type="float" office:value="-301.02" calcext:value-type="float">
            <text:p>-301.02</text:p>
          </table:table-cell>
          <table:table-cell table:formula="of:=[.C22]-301.02" office:value-type="float" office:value="-301.02" calcext:value-type="float">
            <text:p>-301.02</text:p>
          </table:table-cell>
          <table:table-cell table:formula="of:=[.D22]-301.02" office:value-type="float" office:value="-301.02" calcext:value-type="float">
            <text:p>-301.02</text:p>
          </table:table-cell>
          <table:table-cell table:formula="of:=[.E22]-301.02" office:value-type="float" office:value="-301.02" calcext:value-type="float">
            <text:p>-301.02</text:p>
          </table:table-cell>
          <table:table-cell table:formula="of:=[.F22]-301.02" office:value-type="float" office:value="-301.02" calcext:value-type="float">
            <text:p>-301.02</text:p>
          </table:table-cell>
          <table:table-cell table:formula="of:=[.G22]-301.02" office:value-type="float" office:value="444.22" calcext:value-type="float">
            <text:p>444.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16.206038" calcext:value-type="float">
            <text:p>16.206038</text:p>
          </table:table-cell>
          <table:table-cell/>
          <table:table-cell office:value-type="float" office:value="14.92" calcext:value-type="float">
            <text:p>14.92</text:p>
          </table:table-cell>
          <table:table-cell office:value-type="float" office:value="1075.75" calcext:value-type="float">
            <text:p>1075.75</text:p>
          </table:table-cell>
          <table:table-cell table:formula="of:=[.Z22]-301.02" office:value-type="float" office:value="774.73" calcext:value-type="float">
            <text:p>774.7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10.18" calcext:value-type="float">
            <text:p>710.18</text:p>
          </table:table-cell>
          <table:table-cell office:value-type="float" office:value="719.05" calcext:value-type="float">
            <text:p>719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3]-301.02" office:value-type="float" office:value="-301.02" calcext:value-type="float">
            <text:p>-301.02</text:p>
          </table:table-cell>
          <table:table-cell table:formula="of:=[.C23]-301.02" office:value-type="float" office:value="-301.02" calcext:value-type="float">
            <text:p>-301.02</text:p>
          </table:table-cell>
          <table:table-cell table:formula="of:=[.D23]-301.02" office:value-type="float" office:value="-301.02" calcext:value-type="float">
            <text:p>-301.02</text:p>
          </table:table-cell>
          <table:table-cell table:formula="of:=[.E23]-301.02" office:value-type="float" office:value="409.16" calcext:value-type="float">
            <text:p>409.16</text:p>
          </table:table-cell>
          <table:table-cell table:formula="of:=[.F23]-301.02" office:value-type="float" office:value="418.03" calcext:value-type="float">
            <text:p>418.03</text:p>
          </table:table-cell>
          <table:table-cell table:formula="of:=[.G23]-301.02" office:value-type="float" office:value="-301.02" calcext:value-type="float">
            <text:p>-301.02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6" office:value-type="float" office:value="16.299308" calcext:value-type="float">
            <text:p>16.299308</text:p>
          </table:table-cell>
          <table:table-cell/>
          <table:table-cell office:value-type="float" office:value="14.94" calcext:value-type="float">
            <text:p>14.94</text:p>
          </table:table-cell>
          <table:table-cell office:value-type="float" office:value="1051.52" calcext:value-type="float">
            <text:p>1051.52</text:p>
          </table:table-cell>
          <table:table-cell table:formula="of:=[.Z23]-301.02" office:value-type="float" office:value="750.5" calcext:value-type="float">
            <text:p>75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8:22:25.90845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4:24:44.724388808</meta:creation-date>
    <meta:generator>LibreOffice/6.0.5.2$Linux_X86_64 LibreOffice_project/00m0$Build-2</meta:generator>
    <dc:date>2018-08-09T09:30:19.960199407</dc:date>
    <meta:editing-duration>PT20M50S</meta:editing-duration>
    <meta:editing-cycles>4</meta:editing-cycles>
    <meta:document-statistic meta:table-count="1" meta:cell-count="4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2cm" svg:y="0.316cm" chart:style-name="ch2">
          <text:p>FMEToShift=4.5</text:p>
        </chart:title>
        <chart:legend chart:legend-position="end" svg:x="13.787cm" svg:y="4.199cm" style:legend-expansion="high" chart:style-name="ch3"/>
        <chart:plot-area chart:style-name="ch4" table:cell-range-address="Sheet1.A4:Sheet1.A23 Sheet1.J4:Sheet1.J23" svg:x="1.338cm" svg:y="1.289cm" svg:width="12.129cm" svg:height="6.543cm">
          <chartooo:coordinate-region svg:x="2.271cm" svg:y="1.49cm" svg:width="10.935cm" svg:height="6.142cm"/>
          <chart:axis chart:dimension="x" chart:name="primary-x" chart:style-name="ch5">
            <chart:title svg:x="5.887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6.24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J4:Sheet1.J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">
                <text:p>-301.02</text:p>
                <draw:g>
                  <svg:desc>Sheet1.J4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61.4">
                <text:p>106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95.36">
                <text:p>795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">
                <text:p>-301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12cm" svg:y="0.316cm" chart:style-name="ch2">
          <text:p>FMEToShift=4</text:p>
        </chart:title>
        <chart:legend chart:legend-position="end" svg:x="13.74cm" svg:y="4.199cm" style:legend-expansion="high" chart:style-name="ch3"/>
        <chart:plot-area chart:style-name="ch4" table:cell-range-address="Sheet1.A4:Sheet1.A23 Sheet1.K4:Sheet1.K23" svg:x="1.338cm" svg:y="1.289cm" svg:width="12.082cm" svg:height="6.543cm">
          <chartooo:coordinate-region svg:x="2.271cm" svg:y="1.49cm" svg:width="10.888cm" svg:height="6.142cm"/>
          <chart:axis chart:dimension="x" chart:name="primary-x" chart:style-name="ch5">
            <chart:title svg:x="5.864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6.24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K4:Sheet1.K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">
                <text:p>-301.02</text:p>
                <draw:g>
                  <svg:desc>Sheet1.K4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12.04">
                <text:p>1212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95.87">
                <text:p>795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21.52">
                <text:p>621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22.9">
                <text:p>52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94.91">
                <text:p>494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57.51">
                <text:p>457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">
                <text:p>-301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2cm" svg:y="0.316cm" chart:style-name="ch2">
          <text:p>FMEToShift=3.5</text:p>
        </chart:title>
        <chart:legend chart:legend-position="end" svg:x="13.787cm" svg:y="4.199cm" style:legend-expansion="high" chart:style-name="ch3"/>
        <chart:plot-area chart:style-name="ch4" table:cell-range-address="Sheet1.A4:Sheet1.A23 Sheet1.L4:Sheet1.L23" svg:x="1.338cm" svg:y="1.289cm" svg:width="12.129cm" svg:height="6.543cm">
          <chartooo:coordinate-region svg:x="2.271cm" svg:y="1.49cm" svg:width="10.935cm" svg:height="6.142cm"/>
          <chart:axis chart:dimension="x" chart:name="primary-x" chart:style-name="ch5">
            <chart:title svg:x="5.887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6.24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L4:Sheet1.L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">
                <text:p>-301.02</text:p>
                <draw:g>
                  <svg:desc>Sheet1.L4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12.84">
                <text:p>1212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96.71">
                <text:p>796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75.66">
                <text:p>675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95.57">
                <text:p>495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02.23">
                <text:p>50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99.69">
                <text:p>499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72.58">
                <text:p>47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80.11">
                <text:p>48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43.67">
                <text:p>443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41.7">
                <text:p>44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6.56">
                <text:p>436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13.17">
                <text:p>41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17.69">
                <text:p>417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">
                <text:p>-301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12cm" svg:y="0.316cm" chart:style-name="ch2">
          <text:p>FMEToShift=3</text:p>
        </chart:title>
        <chart:legend chart:legend-position="end" svg:x="13.693cm" svg:y="4.199cm" style:legend-expansion="high" chart:style-name="ch3"/>
        <chart:plot-area chart:style-name="ch4" table:cell-range-address="Sheet1.A4:Sheet1.A23 Sheet1.M4:Sheet1.M23" svg:x="1.338cm" svg:y="1.289cm" svg:width="12.035cm" svg:height="6.543cm">
          <chartooo:coordinate-region svg:x="2.271cm" svg:y="1.49cm" svg:width="10.841cm" svg:height="6.142cm"/>
          <chart:axis chart:dimension="x" chart:name="primary-x" chart:style-name="ch5">
            <chart:title svg:x="5.84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5.852cm" chart:style-name="ch7">
              <text:p>Bump Shift Time</text:p>
            </chart:title>
            <chart:grid chart:style-name="ch8" chart:class="major"/>
          </chart:axis>
          <chart:series chart:style-name="ch9" chart:values-cell-range-address="Sheet1.M4:Sheet1.M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">
                <text:p>-301.02</text:p>
                <draw:g>
                  <svg:desc>Sheet1.M4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13.88">
                <text:p>1213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97.65">
                <text:p>797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84.35">
                <text:p>78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46.01">
                <text:p>746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14.84">
                <text:p>714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81.95">
                <text:p>68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25.14">
                <text:p>525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80.89">
                <text:p>480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44.79">
                <text:p>444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42.59">
                <text:p>442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7.51">
                <text:p>437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48.35">
                <text:p>448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15.44">
                <text:p>415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29.45">
                <text:p>429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19.2">
                <text:p>41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09.16">
                <text:p>409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2cm" svg:y="0.316cm" chart:style-name="ch2">
          <text:p>FMEToShift=2.5</text:p>
        </chart:title>
        <chart:legend chart:legend-position="end" svg:x="13.716cm" svg:y="4.199cm" style:legend-expansion="high" chart:style-name="ch3"/>
        <chart:plot-area chart:style-name="ch4" table:cell-range-address="Sheet1.A4:Sheet1.A23 Sheet1.N4:Sheet1.N23" svg:x="1.338cm" svg:y="1.289cm" svg:width="12.058cm" svg:height="6.543cm">
          <chartooo:coordinate-region svg:x="2.271cm" svg:y="1.49cm" svg:width="10.864cm" svg:height="6.142cm"/>
          <chart:axis chart:dimension="x" chart:name="primary-x" chart:style-name="ch5">
            <chart:title svg:x="5.852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6.252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N4:Sheet1.N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">
                <text:p>-301.02</text:p>
                <draw:g>
                  <svg:desc>Sheet1.N4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14.99">
                <text:p>121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98.73">
                <text:p>798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85.34">
                <text:p>785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47.03">
                <text:p>747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15.92">
                <text:p>715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82.93">
                <text:p>68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8.92">
                <text:p>628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72.67">
                <text:p>672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77.91">
                <text:p>677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70.41">
                <text:p>47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07.24">
                <text:p>507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48.94">
                <text:p>448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31.23">
                <text:p>431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1.03">
                <text:p>421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18.03">
                <text:p>418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12cm" svg:y="0.316cm" chart:style-name="ch2">
          <text:p>FMEToShift=2</text:p>
        </chart:title>
        <chart:legend chart:legend-position="end" svg:x="13.693cm" svg:y="4.199cm" style:legend-expansion="high" chart:style-name="ch3"/>
        <chart:plot-area chart:style-name="ch4" table:cell-range-address="Sheet1.A4:Sheet1.A23 Sheet1.O4:Sheet1.O23" svg:x="1.338cm" svg:y="1.289cm" svg:width="12.035cm" svg:height="6.543cm">
          <chartooo:coordinate-region svg:x="2.271cm" svg:y="1.49cm" svg:width="10.841cm" svg:height="6.142cm"/>
          <chart:axis chart:dimension="x" chart:name="primary-x" chart:style-name="ch5">
            <chart:title svg:x="5.84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6.24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O4:Sheet1.O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">
                <text:p>-301.02</text:p>
                <draw:g>
                  <svg:desc>Sheet1.O4:Sheet1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16.52">
                <text:p>1216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00.19">
                <text:p>80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86.57">
                <text:p>786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48.25">
                <text:p>74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17.09">
                <text:p>717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84.02">
                <text:p>68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9.99">
                <text:p>629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79.11">
                <text:p>679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37.72">
                <text:p>637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32.29">
                <text:p>63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48.66">
                <text:p>548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81.99">
                <text:p>581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08.83">
                <text:p>508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83.53">
                <text:p>483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47.27">
                <text:p>447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44.22">
                <text:p>444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">
                <text:p>-301.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1cm" svg:y="0.316cm" chart:style-name="ch2">
          <text:p>Speed Current-FM Neuron Current</text:p>
        </chart:title>
        <chart:legend chart:legend-position="end" svg:x="13.716cm" svg:y="4.199cm" style:legend-expansion="high" chart:style-name="ch3"/>
        <chart:plot-area chart:style-name="ch4" table:cell-range-address="Sheet1.Q4:Sheet1.R23" svg:x="1.338cm" svg:y="1.289cm" svg:width="12.058cm" svg:height="6.543cm">
          <chartooo:coordinate-region svg:x="2.248cm" svg:y="1.49cm" svg:width="10.958cm" svg:height="5.692cm"/>
          <chart:axis chart:dimension="x" chart:name="primary-x" chart:style-name="ch5">
            <chart:title svg:x="5.852cm" svg:y="8.013cm" chart:style-name="ch6">
              <text:p>Speed Current (nA)</text:p>
            </chart:title>
          </chart:axis>
          <chart:axis chart:dimension="y" chart:name="primary-y" chart:style-name="ch5">
            <chart:title svg:x="0.451cm" svg:y="6.44cm" chart:style-name="ch7">
              <text:p>FM Neuron Current (nA)</text:p>
            </chart:title>
            <chart:grid chart:style-name="ch8" chart:class="major"/>
          </chart:axis>
          <chart:series chart:style-name="ch9" chart:values-cell-range-address="Sheet1.R4:Sheet1.R23" chart:class="chart:scatter">
            <chart:domain table:cell-range-address="Sheet1.Q4:Sheet1.Q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4:Sheet1.Q23</svg:desc>
                </draw:g>
              </table:table-cell>
              <table:table-cell office:value-type="float" office:value="14.781218">
                <text:p>14.781218</text:p>
                <draw:g>
                  <svg:desc>Sheet1.R4:Sheet1.R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4.849536">
                <text:p>14.849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.918195">
                <text:p>14.918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5.053017">
                <text:p>15.053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.125001">
                <text:p>15.12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5.198442">
                <text:p>15.198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.274589">
                <text:p>15.274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5.350525">
                <text:p>15.350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5.428283">
                <text:p>15.428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5.517125">
                <text:p>15.517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5.587891">
                <text:p>15.587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5.669822">
                <text:p>15.669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.755653">
                <text:p>15.755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5.838387">
                <text:p>15.83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5.926873">
                <text:p>15.926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6.014823">
                <text:p>16.014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6.105032">
                <text:p>16.105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16.198977">
                <text:p>16.198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.206038">
                <text:p>16.206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16.299308">
                <text:p>16.2993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7cm" svg:y="0.316cm" chart:style-name="ch2">
          <text:p>Shift Time-FM Current</text:p>
        </chart:title>
        <chart:legend chart:legend-position="end" svg:x="13.505cm" svg:y="4.199cm" style:legend-expansion="high" chart:style-name="ch3"/>
        <chart:plot-area chart:style-name="ch4" table:cell-range-address="Sheet1.Y4:Sheet1.Y23 Sheet1.AA4:Sheet1.AA23" svg:x="1.338cm" svg:y="1.289cm" svg:width="11.847cm" svg:height="6.543cm">
          <chartooo:coordinate-region svg:x="2.271cm" svg:y="1.49cm" svg:width="10.653cm" svg:height="6.142cm"/>
          <chart:axis chart:dimension="x" chart:name="primary-x" chart:style-name="ch5">
            <chart:title svg:x="5.158cm" svg:y="8.013cm" chart:style-name="ch6">
              <text:p>Current Injected to FM (nA)</text:p>
            </chart:title>
          </chart:axis>
          <chart:axis chart:dimension="y" chart:name="primary-y" chart:style-name="ch5">
            <chart:title svg:x="0.451cm" svg:y="5.758cm" chart:style-name="ch7">
              <text:p>Shift Time (ms)</text:p>
            </chart:title>
            <chart:grid chart:style-name="ch8" chart:class="major"/>
          </chart:axis>
          <chart:series chart:style-name="ch9" chart:values-cell-range-address="Sheet1.AA4:Sheet1.AA23" chart:class="chart:scatter">
            <chart:domain table:cell-range-address="Sheet1.Y4:Sheet1.Y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Y4:Sheet1.Y23</svg:desc>
                </draw:g>
              </table:table-cell>
              <table:table-cell office:value-type="float" office:value="-301.02">
                <text:p>-301.02</text:p>
                <draw:g>
                  <svg:desc>Sheet1.AA4:Sheet1.AA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">
                <text:p>14.1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">
                <text:p>14.2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">
                <text:p>14.4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">
                <text:p>14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7">
                <text:p>14.7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72">
                <text:p>14.72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4">
                <text:p>14.74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6">
                <text:p>14.76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7">
                <text:p>14.77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78">
                <text:p>14.78</text:p>
              </table:table-cell>
              <table:table-cell office:value-type="float" office:value="975.79">
                <text:p>975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">
                <text:p>14.8</text:p>
              </table:table-cell>
              <table:table-cell office:value-type="float" office:value="904.33">
                <text:p>904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82">
                <text:p>14.82</text:p>
              </table:table-cell>
              <table:table-cell office:value-type="float" office:value="971.25">
                <text:p>97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84">
                <text:p>14.84</text:p>
              </table:table-cell>
              <table:table-cell office:value-type="float" office:value="914.81">
                <text:p>914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6">
                <text:p>14.86</text:p>
              </table:table-cell>
              <table:table-cell office:value-type="float" office:value="870.17">
                <text:p>87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88">
                <text:p>14.88</text:p>
              </table:table-cell>
              <table:table-cell office:value-type="float" office:value="833.21">
                <text:p>833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92">
                <text:p>14.92</text:p>
              </table:table-cell>
              <table:table-cell office:value-type="float" office:value="774.73">
                <text:p>774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94">
                <text:p>14.94</text:p>
              </table:table-cell>
              <table:table-cell office:value-type="float" office:value="750.5">
                <text:p>75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